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cm" fo:margin-right="-0.7cm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er">
      <style:text-properties style:font-name="Arial" fo:font-size="8pt" fo:language="de" fo:country="DE" officeooo:paragraph-rsid="00251e0e" style:font-name-asian="Arial" style:font-size-asian="8pt" style:font-name-complex="Arial" style:font-size-complex="8pt"/>
    </style:style>
    <style:style style:name="P4" style:family="paragraph" style:parent-style-name="header">
      <style:text-properties fo:color="#383838" style:font-name="Arial" fo:font-size="8pt" fo:language="de" fo:country="DE" officeooo:rsid="002df67a" officeooo:paragraph-rsid="002df67a" style:font-name-asian="Arial" style:font-size-asian="8pt" style:font-name-complex="Arial" style:font-size-complex="8pt" style:language-complex="fi" style:country-complex="FI"/>
    </style:style>
    <style:style style:name="P5" style:family="paragraph" style:parent-style-name="header">
      <style:text-properties fo:color="#383838" style:font-name="Arial" fo:font-size="8pt" fo:language="fi" fo:country="FI" officeooo:rsid="00339047" officeooo:paragraph-rsid="00339047" style:font-name-asian="Arial" style:font-size-asian="8pt" style:font-name-complex="Arial" style:font-size-complex="8pt" style:language-complex="fi" style:country-complex="FI"/>
    </style:style>
    <style:style style:name="P6" style:family="paragraph" style:parent-style-name="Normal1">
      <style:text-properties style:font-name="Arial" fo:font-size="10pt" fo:language="fi" fo:country="FI" style:font-name-asian="Arial" style:font-size-asian="10pt" style:font-name-complex="Arial" style:font-size-complex="10pt"/>
    </style:style>
    <style:style style:name="P7" style:family="paragraph" style:parent-style-name="Normal1">
      <style:paragraph-properties style:snap-to-layout-grid="false"/>
      <style:text-properties style:font-name="Arial" fo:font-size="10pt" fo:language="fi" fo:country="FI" style:font-name-asian="Arial" style:font-size-asian="10pt" style:font-name-complex="Arial" style:font-size-complex="10pt" style:font-weight-complex="bold"/>
    </style:style>
    <style:style style:name="P8" style:family="paragraph" style:parent-style-name="Normal1">
      <style:paragraph-properties style:snap-to-layout-grid="false"/>
      <style:text-properties style:font-name="Arial" fo:font-size="10pt" fo:language="fi" fo:country="FI" officeooo:paragraph-rsid="0009c23b" style:font-name-asian="Arial" style:font-size-asian="10pt" style:font-name-complex="Arial" style:font-size-complex="10pt" style:font-weight-complex="bold"/>
    </style:style>
    <style:style style:name="P9" style:family="paragraph" style:parent-style-name="Normal1">
      <style:paragraph-properties style:snap-to-layout-grid="false"/>
      <style:text-properties style:font-name="Arial" fo:font-size="10pt" fo:language="fi" fo:country="FI" officeooo:paragraph-rsid="0008a60e" style:font-name-asian="Arial" style:font-size-asian="10pt" style:font-name-complex="Arial" style:font-size-complex="10pt" style:font-weight-complex="bold"/>
    </style:style>
    <style:style style:name="P10" style:family="paragraph" style:parent-style-name="Normal1">
      <style:paragraph-properties style:snap-to-layout-grid="false"/>
      <style:text-properties style:font-name="Arial" fo:font-size="10pt" fo:language="fi" fo:country="FI" officeooo:paragraph-rsid="001dbaea" style:font-name-asian="Arial" style:font-size-asian="10pt" style:font-name-complex="Arial" style:font-size-complex="10pt" style:font-weight-complex="bold"/>
    </style:style>
    <style:style style:name="P11" style:family="paragraph" style:parent-style-name="Normal1">
      <style:paragraph-properties style:snap-to-layout-grid="false"/>
      <style:text-properties style:font-name="Arial" fo:font-size="10pt" fo:language="fi" fo:country="FI" officeooo:rsid="0032ad8f" officeooo:paragraph-rsid="0032ad8f" style:font-name-asian="Arial" style:font-size-asian="10pt" style:font-name-complex="Arial" style:font-size-complex="10pt" style:font-weight-complex="bold"/>
    </style:style>
    <style:style style:name="P12" style:family="paragraph" style:parent-style-name="Normal1">
      <style:paragraph-properties style:snap-to-layout-grid="false"/>
      <style:text-properties style:font-name="Arial" fo:font-size="10pt" fo:language="fi" fo:country="FI" officeooo:rsid="000d553c" officeooo:paragraph-rsid="000d553c" style:font-name-asian="Arial" style:font-size-asian="10pt" style:font-name-complex="Arial" style:font-size-complex="10pt" style:font-weight-complex="bold"/>
    </style:style>
    <style:style style:name="P13" style:family="paragraph" style:parent-style-name="Normal1">
      <style:text-properties style:font-name="Arial" fo:font-size="10pt" fo:language="fi" fo:country="FI" fo:font-weight="bold" officeooo:paragraph-rsid="00352013" style:font-size-asian="10pt" style:font-weight-asian="bold" style:font-size-complex="10pt" style:font-weight-complex="bold"/>
    </style:style>
    <style:style style:name="P14" style:family="paragraph" style:parent-style-name="Normal1">
      <style:text-properties style:font-name="Arial" fo:font-size="10pt" fo:language="fi" fo:country="FI" fo:font-weight="normal" officeooo:rsid="00339047" style:font-size-asian="10pt" style:font-weight-asian="normal" style:font-size-complex="10pt" style:font-weight-complex="normal"/>
    </style:style>
    <style:style style:name="P15" style:family="paragraph" style:parent-style-name="Normal1">
      <style:text-properties style:font-name="Arial" fo:font-size="8pt" fo:language="fi" fo:country="FI" style:font-name-asian="Arial" style:font-size-asian="8pt" style:font-name-complex="Arial" style:font-size-complex="8pt" style:font-weight-complex="bold"/>
    </style:style>
    <style:style style:name="P16" style:family="paragraph" style:parent-style-name="Normal1">
      <style:text-properties style:font-name="Arial" fo:font-size="8pt" fo:language="fi" fo:country="FI" officeooo:paragraph-rsid="0009c23b" style:font-name-asian="Arial" style:font-size-asian="8pt" style:font-name-complex="Arial" style:font-size-complex="8pt" style:font-weight-complex="bold"/>
    </style:style>
    <style:style style:name="P17" style:family="paragraph" style:parent-style-name="Normal1">
      <style:text-properties style:font-name="Arial" fo:font-size="8pt" fo:language="fi" fo:country="FI" officeooo:rsid="000d5e59" officeooo:paragraph-rsid="000d5e59" style:font-name-asian="Arial" style:font-size-asian="8pt" style:font-name-complex="Arial" style:font-size-complex="8pt" style:font-weight-complex="bold"/>
    </style:style>
    <style:style style:name="P18" style:family="paragraph" style:parent-style-name="Normal1">
      <style:text-properties style:font-name="Arial" fo:font-size="8pt" fo:language="fi" fo:country="FI" officeooo:rsid="0010d973" officeooo:paragraph-rsid="000d553c" style:font-name-asian="Arial" style:font-size-asian="8pt" style:font-name-complex="Arial" style:font-size-complex="8pt" style:font-weight-complex="bold"/>
    </style:style>
    <style:style style:name="P19" style:family="paragraph" style:parent-style-name="Normal1">
      <style:text-properties style:font-name="Arial" fo:font-size="8pt" fo:language="fi" fo:country="FI" officeooo:rsid="001d9adc" officeooo:paragraph-rsid="001d9adc" style:font-name-asian="Arial" style:font-size-asian="8pt" style:font-name-complex="Arial" style:font-size-complex="8pt" style:font-weight-complex="bold"/>
    </style:style>
    <style:style style:name="P20" style:family="paragraph" style:parent-style-name="Normal1">
      <style:text-properties fo:color="#2e74b5" style:font-name="Arial Black" fo:font-size="12pt" fo:language="fi" fo:country="FI" style:font-size-asian="12pt" style:font-name-complex="Arial Black" style:font-size-complex="12pt"/>
    </style:style>
    <style:style style:name="P21" style:family="paragraph" style:parent-style-name="Normal1">
      <style:paragraph-properties fo:text-align="justify" style:justify-single-word="false">
        <style:tab-stops/>
      </style:paragraph-properties>
      <style:text-properties fo:color="#2e74b5" style:font-name="Arial Black" fo:font-size="10pt" fo:language="fi" fo:country="FI" fo:font-weight="bold" officeooo:rsid="001dbaea" officeooo:paragraph-rsid="001dbaea" style:font-name-asian="Arial" style:font-size-asian="10pt" style:font-weight-asian="bold" style:font-name-complex="Arial Black" style:font-size-complex="10pt" style:language-complex="fi" style:country-complex="FI" style:font-weight-complex="bold"/>
    </style:style>
    <style:style style:name="P22" style:family="paragraph" style:parent-style-name="Normal1">
      <style:text-properties fo:color="#2e74b5" fo:font-weight="bold" officeooo:rsid="0009c23b" officeooo:paragraph-rsid="0009c23b" style:font-weight-asian="bold" style:font-weight-complex="bold"/>
    </style:style>
    <style:style style:name="P23" style:family="paragraph" style:parent-style-name="Normal1">
      <style:text-properties fo:color="#2e74b5" style:font-name="Arial" fo:font-size="12pt" fo:language="fi" fo:country="FI" fo:font-weight="bold" officeooo:rsid="0009c23b" officeooo:paragraph-rsid="0009c23b" style:font-name-asian="Arial" style:font-size-asian="12pt" style:font-weight-asian="bold" style:font-name-complex="Arial" style:font-size-complex="12pt" style:language-complex="fi" style:country-complex="FI" style:font-weight-complex="bold"/>
    </style:style>
    <style:style style:name="P24" style:family="paragraph" style:parent-style-name="Normal1">
      <style:text-properties fo:color="#2e74b5" style:font-name="Arial" fo:font-size="12pt" fo:language="fi" fo:country="FI" fo:font-weight="bold" officeooo:rsid="002c5cf4" officeooo:paragraph-rsid="002c5cf4" style:font-name-asian="Arial" style:font-size-asian="12pt" style:font-weight-asian="bold" style:font-name-complex="Arial" style:font-size-complex="12pt" style:language-complex="fi" style:country-complex="FI" style:font-weight-complex="bold"/>
    </style:style>
    <style:style style:name="P25" style:family="paragraph" style:parent-style-name="Normal1">
      <style:text-properties fo:color="#2e74b5" style:font-name="Arial" fo:language="fi" fo:country="FI" fo:font-weight="bold" style:font-name-asian="Arial" style:font-weight-asian="bold" style:font-name-complex="Arial" style:font-weight-complex="bold"/>
    </style:style>
    <style:style style:name="P26" style:family="paragraph" style:parent-style-name="Normal1">
      <style:paragraph-properties style:snap-to-layout-grid="false"/>
      <style:text-properties fo:color="#2e74b5" style:font-name="Arial" fo:language="fi" fo:country="FI" fo:font-weight="bold" style:font-name-asian="Arial" style:font-weight-asian="bold" style:font-name-complex="Arial" style:font-weight-complex="bold"/>
    </style:style>
    <style:style style:name="P27" style:family="paragraph" style:parent-style-name="Normal1">
      <style:paragraph-properties style:snap-to-layout-grid="false"/>
      <style:text-properties fo:color="#2e74b5" style:font-name="Arial" fo:language="fi" fo:country="FI" fo:font-weight="bold" officeooo:paragraph-rsid="0009c23b" style:font-name-asian="Arial" style:font-weight-asian="bold" style:font-name-complex="Arial" style:font-weight-complex="bold"/>
    </style:style>
    <style:style style:name="P28" style:family="paragraph" style:parent-style-name="Normal1">
      <style:text-properties officeooo:paragraph-rsid="00352013"/>
    </style:style>
    <style:style style:name="P29" style:family="paragraph" style:parent-style-name="Normal1">
      <style:text-properties officeooo:paragraph-rsid="0009c23b"/>
    </style:style>
    <style:style style:name="P30" style:family="paragraph" style:parent-style-name="Normal1">
      <style:text-properties officeooo:paragraph-rsid="000d553c"/>
    </style:style>
    <style:style style:name="P31" style:family="paragraph" style:parent-style-name="Normal1">
      <style:text-properties fo:color="#383838" style:font-name="Arial" fo:font-size="8pt" fo:language="fi" fo:country="FI" officeooo:rsid="000e5b24" officeooo:paragraph-rsid="000e5b24" style:font-name-asian="Arial" style:font-size-asian="8pt" style:font-name-complex="Arial" style:font-size-complex="8pt" style:language-complex="fi" style:country-complex="FI" style:font-weight-complex="bold"/>
    </style:style>
    <style:style style:name="P32" style:family="paragraph" style:parent-style-name="Normal1">
      <style:text-properties fo:color="#383838" style:font-name="Arial" fo:font-size="8pt" fo:language="fi" fo:country="FI" officeooo:rsid="00131267" officeooo:paragraph-rsid="00131267" style:font-name-asian="Arial" style:font-size-asian="8pt" style:font-name-complex="Arial" style:font-size-complex="8pt" style:language-complex="fi" style:country-complex="FI" style:font-weight-complex="bold"/>
    </style:style>
    <style:style style:name="P33" style:family="paragraph" style:parent-style-name="Normal1">
      <style:text-properties fo:color="#383838" style:font-name="Arial" fo:font-size="8pt" fo:language="fi" fo:country="FI" officeooo:rsid="0014589d" officeooo:paragraph-rsid="0014589d" style:font-name-asian="Arial" style:font-size-asian="8pt" style:font-name-complex="Arial" style:font-size-complex="8pt" style:language-complex="fi" style:country-complex="FI" style:font-weight-complex="bold"/>
    </style:style>
    <style:style style:name="P34" style:family="paragraph" style:parent-style-name="Normal1">
      <style:text-properties fo:color="#383838" style:font-name="Arial" fo:font-size="8pt" fo:language="fi" fo:country="FI" officeooo:rsid="001afab4" officeooo:paragraph-rsid="0014589d" style:font-name-asian="Arial" style:font-size-asian="8pt" style:font-name-complex="Arial" style:font-size-complex="8pt" style:language-complex="fi" style:country-complex="FI" style:font-weight-complex="bold"/>
    </style:style>
    <style:style style:name="P35" style:family="paragraph" style:parent-style-name="Normal1">
      <style:text-properties fo:color="#383838" style:font-name="Arial" fo:font-size="8pt" fo:language="fi" fo:country="FI" officeooo:rsid="000d5e59" officeooo:paragraph-rsid="0032ad8f" style:font-name-asian="Arial" style:font-size-asian="8pt" style:font-name-complex="Arial" style:font-size-complex="8pt" style:language-complex="fi" style:country-complex="FI" style:font-weight-complex="bold"/>
    </style:style>
    <style:style style:name="P36" style:family="paragraph" style:parent-style-name="Normal1">
      <style:text-properties fo:color="#383838" style:font-name="Arial" fo:font-size="8pt" fo:language="fi" fo:country="FI" fo:font-weight="normal" officeooo:rsid="001fdf16" officeooo:paragraph-rsid="001fdf16" style:font-name-asian="Arial" style:font-size-asian="8pt" style:font-weight-asian="normal" style:font-name-complex="Arial" style:font-size-complex="8pt" style:language-complex="fi" style:country-complex="FI" style:font-weight-complex="normal"/>
    </style:style>
    <style:style style:name="P37" style:family="paragraph" style:parent-style-name="Normal1">
      <style:paragraph-properties style:snap-to-layout-grid="false"/>
      <style:text-properties fo:color="#383838" style:font-name="Arial" fo:font-size="10pt" fo:language="fi" fo:country="FI" officeooo:rsid="0011fd53" officeooo:paragraph-rsid="0032ad8f" style:font-name-asian="Arial" style:font-size-asian="10pt" style:font-name-complex="Arial" style:font-size-complex="10pt" style:language-complex="fi" style:country-complex="FI" style:font-weight-complex="bold"/>
    </style:style>
    <style:style style:name="P38" style:family="paragraph" style:parent-style-name="Normal1">
      <style:paragraph-properties style:snap-to-layout-grid="false"/>
      <style:text-properties fo:color="#383838" style:font-name="Arial" fo:font-size="10pt" fo:language="fi" fo:country="FI" officeooo:rsid="0032ad8f" officeooo:paragraph-rsid="0032ad8f" style:font-name-asian="Arial" style:font-size-asian="10pt" style:font-name-complex="Arial" style:font-size-complex="10pt" style:language-complex="fi" style:country-complex="FI" style:font-weight-complex="bold"/>
    </style:style>
    <style:style style:name="P39" style:family="paragraph" style:parent-style-name="Normal1">
      <style:text-properties fo:color="#383838" style:font-name="Arial" fo:font-size="10pt" fo:language="fi" fo:country="FI" fo:font-weight="bold" officeooo:rsid="001dbaea" officeooo:paragraph-rsid="001dbaea" style:font-name-asian="Arial" style:font-size-asian="10pt" style:font-weight-asian="bold" style:font-name-complex="Arial" style:font-size-complex="10pt" style:language-complex="fi" style:country-complex="FI" style:font-weight-complex="bold"/>
    </style:style>
    <style:style style:name="P40" style:family="paragraph" style:parent-style-name="Normal1">
      <style:paragraph-properties style:snap-to-layout-grid="false"/>
      <style:text-properties officeooo:paragraph-rsid="0009c23b"/>
    </style:style>
    <style:style style:name="P41" style:family="paragraph" style:parent-style-name="Normal1">
      <style:paragraph-properties style:snap-to-layout-grid="false"/>
      <style:text-properties officeooo:paragraph-rsid="001dbaea"/>
    </style:style>
    <style:style style:name="P42" style:family="paragraph" style:parent-style-name="Normal1">
      <style:paragraph-properties style:snap-to-layout-grid="false"/>
      <style:text-properties fo:font-size="8pt" officeooo:paragraph-rsid="00130bb6" style:font-size-asian="8pt" style:font-size-complex="8pt"/>
    </style:style>
    <style:style style:name="P43" style:family="paragraph" style:parent-style-name="Normal1">
      <style:text-properties officeooo:paragraph-rsid="0014589d"/>
    </style:style>
    <style:style style:name="P44" style:family="paragraph" style:parent-style-name="Normal1">
      <style:text-properties officeooo:paragraph-rsid="000d5e59"/>
    </style:style>
    <style:style style:name="P45" style:family="paragraph" style:parent-style-name="Normal1">
      <style:text-properties officeooo:paragraph-rsid="001fdf16"/>
    </style:style>
    <style:style style:name="P46" style:family="paragraph" style:parent-style-name="header">
      <style:paragraph-properties>
        <style:tab-stops/>
      </style:paragraph-properties>
      <style:text-properties style:font-name="Arial" fo:font-size="9pt" fo:language="fi" fo:country="FI" style:font-name-asian="Arial" style:font-size-asian="9pt" style:font-name-complex="Arial" style:font-size-complex="9pt"/>
    </style:style>
    <style:style style:name="P47" style:family="paragraph" style:parent-style-name="header">
      <style:paragraph-properties>
        <style:tab-stops/>
      </style:paragraph-properties>
    </style:style>
    <style:style style:name="P48" style:family="paragraph" style:parent-style-name="header">
      <style:paragraph-properties fo:text-align="justify" style:justify-single-word="false">
        <style:tab-stops/>
      </style:paragraph-properties>
      <style:text-properties fo:language="fi" fo:country="FI"/>
    </style:style>
    <style:style style:name="P49" style:family="paragraph" style:parent-style-name="header" style:master-page-name="Standard">
      <style:paragraph-properties style:page-number="auto"/>
      <style:text-properties fo:color="#383838" style:font-name="Arial" fo:font-size="8pt" fo:language="fi" fo:country="FI" officeooo:rsid="0008a60e" officeooo:paragraph-rsid="00339047" style:font-name-asian="Arial" style:font-size-asian="8pt" style:font-name-complex="Arial" style:font-size-complex="8pt" style:language-complex="fi" style:country-complex="FI"/>
    </style:style>
    <style:style style:name="P50" style:family="paragraph" style:parent-style-name="heading_20_1">
      <style:paragraph-properties>
        <style:tab-stops>
          <style:tab-stop style:position="0cm"/>
        </style:tab-stops>
      </style:paragraph-properties>
      <style:text-properties fo:color="#2e74b5" style:font-name="Arial Black" fo:font-size="12pt" fo:language="fi" fo:country="FI" style:font-size-asian="12pt" style:font-name-complex="Arial Black" style:font-size-complex="12pt"/>
    </style:style>
    <style:style style:name="P51" style:family="paragraph" style:parent-style-name="heading_20_1">
      <style:paragraph-properties>
        <style:tab-stops>
          <style:tab-stop style:position="0cm"/>
        </style:tab-stops>
      </style:paragraph-properties>
      <style:text-properties style:font-name="Arial" fo:font-size="10pt" fo:language="fi" fo:country="FI" style:font-name-asian="Arial" style:font-size-asian="10pt" style:font-name-complex="Arial" style:font-size-complex="10pt"/>
    </style:style>
    <style:style style:name="T1" style:family="text">
      <style:text-properties style:font-name="Arial" fo:font-size="10pt" fo:language="fi" fo:country="FI" fo:font-weight="bold" style:font-name-asian="Arial" style:font-size-asian="10pt" style:font-weight-asian="bold" style:font-name-complex="Arial" style:font-size-complex="10pt"/>
    </style:style>
    <style:style style:name="T2" style:family="text">
      <style:text-properties style:font-name="Arial" fo:font-size="10pt" fo:language="fi" fo:country="FI" fo:font-weight="bold" style:font-name-asian="Arial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fo:font-size="10pt" fo:language="fi" fo:country="FI" fo:font-weight="bold" officeooo:rsid="0038d163" style:font-name-asian="Arial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fo:font-size="10pt" fo:language="fi" fo:country="FI" fo:font-weight="bold" style:font-size-asian="10pt" style:font-weight-asian="bold" style:font-size-complex="10pt" style:font-weight-complex="bold"/>
    </style:style>
    <style:style style:name="T5" style:family="text">
      <style:text-properties style:font-name="Arial" fo:font-size="10pt" fo:language="fi" fo:country="FI" fo:font-weight="bold" officeooo:rsid="00339047" style:font-size-asian="10pt" style:font-weight-asian="bold" style:font-size-complex="10pt" style:font-weight-complex="bold"/>
    </style:style>
    <style:style style:name="T6" style:family="text">
      <style:text-properties style:font-name="Arial" fo:font-size="10pt" fo:language="fi" fo:country="FI" fo:font-weight="bold" officeooo:rsid="0034fc96" style:font-size-asian="10pt" style:font-weight-asian="bold" style:font-size-complex="10pt" style:font-weight-complex="bold"/>
    </style:style>
    <style:style style:name="T7" style:family="text">
      <style:text-properties style:font-name="Arial" fo:font-size="10pt" fo:language="fi" fo:country="FI" fo:font-weight="normal" style:font-name-asian="Ari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fi" fo:country="FI" style:font-name-asian="Arial" style:font-size-asian="10pt" style:font-name-complex="Arial" style:font-size-complex="10pt"/>
    </style:style>
    <style:style style:name="T9" style:family="text">
      <style:text-properties style:font-name="Arial" fo:font-size="10pt" fo:language="fi" fo:country="FI" style:font-name-asian="Arial" style:font-size-asian="10pt" style:font-name-complex="Arial" style:font-size-complex="10pt" style:font-weight-complex="bold"/>
    </style:style>
    <style:style style:name="T10" style:family="text">
      <style:text-properties style:font-name="Arial" fo:font-size="10pt" fo:language="fi" fo:country="FI" fo:font-style="italic" fo:font-weight="bold" style:font-name-asian="Arial" style:font-size-asian="10pt" style:font-style-asian="italic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fi" fo:country="FI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T12" style:family="text">
      <style:text-properties style:font-name="Arial" fo:font-size="8pt" fo:language="fi" fo:country="FI" style:font-name-asian="Arial" style:font-size-asian="8pt" style:font-name-complex="Arial" style:font-size-complex="8pt"/>
    </style:style>
    <style:style style:name="T13" style:family="text">
      <style:text-properties style:font-name="Arial" fo:font-size="8pt" fo:language="fi" fo:country="FI" officeooo:rsid="000d5e59" style:font-name-asian="Arial" style:font-size-asian="8pt" style:font-name-complex="Arial" style:font-size-complex="8pt" style:font-weight-complex="bold"/>
    </style:style>
    <style:style style:name="T14" style:family="text">
      <style:text-properties style:font-name="Arial" fo:font-size="8pt" fo:language="fi" fo:country="FI" officeooo:rsid="0010d973" style:font-name-asian="Arial" style:font-size-asian="8pt" style:font-name-complex="Arial" style:font-size-complex="8pt" style:font-weight-complex="bold"/>
    </style:style>
    <style:style style:name="T15" style:family="text">
      <style:text-properties style:font-name="Arial" fo:font-size="8pt" fo:language="fi" fo:country="FI" officeooo:rsid="000d553c" style:font-name-asian="Arial" style:font-size-asian="8pt" style:font-name-complex="Arial" style:font-size-complex="8pt" style:font-weight-complex="bold"/>
    </style:style>
    <style:style style:name="T16" style:family="text">
      <style:text-properties style:font-name="Arial" fo:language="fi" fo:country="FI" fo:font-weight="bold" style:font-name-asian="Arial" style:font-weight-asian="bold" style:font-name-complex="Arial" style:font-weight-complex="bold"/>
    </style:style>
    <style:style style:name="T17" style:family="text">
      <style:text-properties style:font-name="Arial" fo:font-size="11pt" fo:language="fi" fo:country="FI" style:font-name-asian="Arial" style:font-size-asian="11pt" style:font-name-complex="Arial" style:font-size-complex="11pt"/>
    </style:style>
    <style:style style:name="T18" style:family="text">
      <style:text-properties style:font-name="Arial" fo:font-size="9pt" fo:language="fi" fo:country="FI" style:font-name-asian="Arial" style:font-size-asian="9pt" style:font-name-complex="Arial" style:font-size-complex="9pt"/>
    </style:style>
    <style:style style:name="T19" style:family="text">
      <style:text-properties style:font-name="Arial" fo:font-size="14pt" fo:language="fi" fo:country="FI" fo:font-weight="bold" style:font-name-asian="Arial" style:font-size-asian="14pt" style:font-weight-asian="bold" style:font-name-complex="Arial" style:font-size-complex="14pt" style:font-weight-complex="bold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color="#2e74b5" style:font-name="Arial Black" fo:language="fi" fo:country="FI" fo:font-weight="bold" style:font-weight-asian="bold" style:font-name-complex="Arial Black" style:font-weight-complex="bold"/>
    </style:style>
    <style:style style:name="T22" style:family="text">
      <style:text-properties fo:color="#2e74b5" style:font-name="Arial Black" fo:language="fi" fo:country="FI" fo:font-weight="bold" style:font-name-asian="Arial" style:font-weight-asian="bold" style:font-name-complex="Arial" style:font-weight-complex="bold"/>
    </style:style>
    <style:style style:name="T23" style:family="text">
      <style:text-properties fo:color="#2e74b5" style:font-name="Arial Black" fo:language="fi" fo:country="FI" fo:font-weight="bold" officeooo:rsid="0009c23b" style:font-name-asian="Arial" style:font-weight-asian="bold" style:font-name-complex="Arial" style:font-weight-complex="bold"/>
    </style:style>
    <style:style style:name="T24" style:family="text">
      <style:text-properties fo:color="#2e74b5" fo:font-weight="bold" officeooo:rsid="0009c23b" style:font-weight-asian="bold" style:font-weight-complex="bold"/>
    </style:style>
    <style:style style:name="T25" style:family="text">
      <style:text-properties fo:color="#2e74b5" style:font-name="Verdana" fo:font-size="12pt" fo:language="en" fo:country="AU" fo:font-weight="bold" officeooo:rsid="0009c23b" style:font-name-asian="Verdana" style:font-size-asian="12pt" style:font-weight-asian="bold" style:font-name-complex="Verdana" style:font-size-complex="12pt" style:language-complex="fi" style:country-complex="FI" style:font-weight-complex="bold"/>
    </style:style>
    <style:style style:name="T26" style:family="text">
      <style:text-properties fo:color="#2e74b5" style:font-name="Verdana" fo:font-size="12pt" fo:language="en" fo:country="AU" fo:font-weight="bold" officeooo:rsid="00350d1e" style:font-name-asian="Verdana" style:font-size-asian="12pt" style:font-weight-asian="bold" style:font-name-complex="Verdana" style:font-size-complex="12pt" style:language-complex="fi" style:country-complex="FI" style:font-weight-complex="bold"/>
    </style:style>
    <style:style style:name="T27" style:family="text">
      <style:text-properties officeooo:rsid="0008a60e"/>
    </style:style>
    <style:style style:name="T28" style:family="text">
      <style:text-properties officeooo:rsid="0009c23b"/>
    </style:style>
    <style:style style:name="T29" style:family="text">
      <style:text-properties fo:color="#383838" style:font-name="Arial" fo:font-size="10pt" fo:language="fi" fo:country="FI" fo:font-weight="bold" officeooo:rsid="000d553c" style:font-name-asian="Arial" style:font-size-asian="10pt" style:font-weight-asian="bold" style:font-name-complex="Arial" style:font-size-complex="10pt" style:language-complex="fi" style:country-complex="FI" style:font-weight-complex="bold"/>
    </style:style>
    <style:style style:name="T30" style:family="text">
      <style:text-properties fo:color="#383838" style:font-name="Arial" fo:font-size="10pt" fo:language="fi" fo:country="FI" fo:font-weight="bold" officeooo:rsid="000dc9b9" style:font-name-asian="Arial" style:font-size-asian="10pt" style:font-weight-asian="bold" style:font-name-complex="Arial" style:font-size-complex="10pt" style:language-complex="fi" style:country-complex="FI" style:font-weight-complex="bold"/>
    </style:style>
    <style:style style:name="T31" style:family="text">
      <style:text-properties fo:color="#383838" style:font-name="Arial" fo:font-size="10pt" fo:language="fi" fo:country="FI" fo:font-weight="bold" officeooo:rsid="0011fd53" style:font-name-asian="Arial" style:font-size-asian="10pt" style:font-weight-asian="bold" style:font-name-complex="Arial" style:font-size-complex="10pt" style:language-complex="fi" style:country-complex="FI" style:font-weight-complex="bold"/>
    </style:style>
    <style:style style:name="T32" style:family="text">
      <style:text-properties fo:color="#383838" style:font-name="Arial" fo:font-size="10pt" fo:language="fi" fo:country="FI" fo:font-weight="bold" officeooo:rsid="00133255" style:font-name-asian="Arial" style:font-size-asian="10pt" style:font-weight-asian="bold" style:font-name-complex="Arial" style:font-size-complex="10pt" style:language-complex="fi" style:country-complex="FI" style:font-weight-complex="bold"/>
    </style:style>
    <style:style style:name="T33" style:family="text">
      <style:text-properties fo:color="#383838" style:font-name="Arial" fo:font-size="10pt" fo:language="fi" fo:country="FI" fo:font-weight="bold" officeooo:rsid="0017af04" style:font-name-asian="Arial" style:font-size-asian="10pt" style:font-weight-asian="bold" style:font-name-complex="Arial" style:font-size-complex="10pt" style:language-complex="fi" style:country-complex="FI" style:font-weight-complex="bold"/>
    </style:style>
    <style:style style:name="T34" style:family="text">
      <style:text-properties fo:color="#383838" style:font-name="Arial" fo:font-size="10pt" fo:language="fi" fo:country="FI" fo:font-weight="bold" officeooo:rsid="0032ad8f" style:font-name-asian="Arial" style:font-size-asian="10pt" style:font-weight-asian="bold" style:font-name-complex="Arial" style:font-size-complex="10pt" style:language-complex="fi" style:country-complex="FI" style:font-weight-complex="bold"/>
    </style:style>
    <style:style style:name="T35" style:family="text">
      <style:text-properties fo:color="#383838" style:font-name="Arial" fo:font-size="10pt" fo:language="fi" fo:country="FI" fo:font-style="italic" fo:font-weight="bold" officeooo:rsid="000d553c" style:font-name-asian="Arial" style:font-size-asian="10pt" style:font-style-asian="italic" style:font-weight-asian="bold" style:font-name-complex="Arial" style:font-size-complex="10pt" style:language-complex="fi" style:country-complex="FI" style:font-style-complex="italic" style:font-weight-complex="bold"/>
    </style:style>
    <style:style style:name="T36" style:family="text">
      <style:text-properties fo:color="#383838" style:font-name="Arial" fo:font-size="10pt" fo:language="fi" fo:country="FI" fo:font-style="italic" fo:font-weight="bold" officeooo:rsid="000dc9b9" style:font-name-asian="Arial" style:font-size-asian="10pt" style:font-style-asian="italic" style:font-weight-asian="bold" style:font-name-complex="Arial" style:font-size-complex="10pt" style:language-complex="fi" style:country-complex="FI" style:font-style-complex="italic" style:font-weight-complex="bold"/>
    </style:style>
    <style:style style:name="T37" style:family="text">
      <style:text-properties fo:color="#383838" style:font-name="Arial" fo:font-size="10pt" fo:language="fi" fo:country="FI" fo:font-style="italic" fo:font-weight="bold" officeooo:rsid="00131267" style:font-name-asian="Arial" style:font-size-asian="10pt" style:font-style-asian="italic" style:font-weight-asian="bold" style:font-name-complex="Arial" style:font-size-complex="10pt" style:language-complex="fi" style:country-complex="FI" style:font-style-complex="italic" style:font-weight-complex="bold"/>
    </style:style>
    <style:style style:name="T38" style:family="text">
      <style:text-properties fo:color="#383838" style:font-name="Arial" fo:font-size="10pt" fo:language="fi" fo:country="FI" fo:font-style="italic" fo:font-weight="bold" officeooo:rsid="00133255" style:font-name-asian="Arial" style:font-size-asian="10pt" style:font-style-asian="italic" style:font-weight-asian="bold" style:font-name-complex="Arial" style:font-size-complex="10pt" style:language-complex="fi" style:country-complex="FI" style:font-style-complex="italic" style:font-weight-complex="bold"/>
    </style:style>
    <style:style style:name="T39" style:family="text">
      <style:text-properties fo:color="#383838" style:font-name="Arial" fo:font-size="10pt" fo:language="fi" fo:country="FI" fo:font-style="italic" fo:font-weight="bold" officeooo:rsid="0032ad8f" style:font-name-asian="Arial" style:font-size-asian="10pt" style:font-style-asian="italic" style:font-weight-asian="bold" style:font-name-complex="Arial" style:font-size-complex="10pt" style:language-complex="fi" style:country-complex="FI" style:font-style-complex="italic" style:font-weight-complex="bold"/>
    </style:style>
    <style:style style:name="T40" style:family="text">
      <style:text-properties fo:color="#383838" style:font-name="Arial" fo:font-size="10pt" fo:language="fi" fo:country="FI" officeooo:rsid="0009c23b" style:font-name-asian="Arial" style:font-size-asian="10pt" style:font-name-complex="Arial" style:font-size-complex="10pt" style:language-complex="fi" style:country-complex="FI" style:font-weight-complex="bold"/>
    </style:style>
    <style:style style:name="T41" style:family="text">
      <style:text-properties fo:color="#383838" style:font-name="Arial" fo:font-size="10pt" fo:language="fi" fo:country="FI" officeooo:rsid="000e5b24" style:font-name-asian="Arial" style:font-size-asian="10pt" style:font-name-complex="Arial" style:font-size-complex="10pt" style:language-complex="fi" style:country-complex="FI" style:font-weight-complex="bold"/>
    </style:style>
    <style:style style:name="T42" style:family="text">
      <style:text-properties fo:color="#383838" style:font-name="Arial" fo:font-size="10pt" fo:language="fi" fo:country="FI" officeooo:rsid="000fa5a7" style:font-name-asian="Arial" style:font-size-asian="10pt" style:font-name-complex="Arial" style:font-size-complex="10pt" style:language-complex="fi" style:country-complex="FI" style:font-weight-complex="bold"/>
    </style:style>
    <style:style style:name="T43" style:family="text">
      <style:text-properties fo:color="#383838" style:font-name="Arial" fo:font-size="10pt" fo:language="fi" fo:country="FI" officeooo:rsid="00130bb6" style:font-name-asian="Arial" style:font-size-asian="10pt" style:font-name-complex="Arial" style:font-size-complex="10pt" style:language-complex="fi" style:country-complex="FI" style:font-weight-complex="bold"/>
    </style:style>
    <style:style style:name="T44" style:family="text">
      <style:text-properties fo:color="#383838" style:font-name="Arial" fo:font-size="10pt" fo:language="fi" fo:country="FI" officeooo:rsid="00133255" style:font-name-asian="Arial" style:font-size-asian="10pt" style:font-name-complex="Arial" style:font-size-complex="10pt" style:language-complex="fi" style:country-complex="FI" style:font-weight-complex="bold"/>
    </style:style>
    <style:style style:name="T45" style:family="text">
      <style:text-properties fo:color="#383838" style:font-name="Arial" fo:font-size="10pt" fo:language="fi" fo:country="FI" officeooo:rsid="0014589d" style:font-name-asian="Arial" style:font-size-asian="10pt" style:font-name-complex="Arial" style:font-size-complex="10pt" style:language-complex="fi" style:country-complex="FI" style:font-weight-complex="bold"/>
    </style:style>
    <style:style style:name="T46" style:family="text">
      <style:text-properties fo:color="#383838" style:font-name="Arial" fo:font-size="10pt" fo:language="fi" fo:country="FI" officeooo:rsid="00199aaa" style:font-name-asian="Arial" style:font-size-asian="10pt" style:font-name-complex="Arial" style:font-size-complex="10pt" style:language-complex="fi" style:country-complex="FI" style:font-weight-complex="bold"/>
    </style:style>
    <style:style style:name="T47" style:family="text">
      <style:text-properties fo:color="#383838" style:font-name="Arial" fo:font-size="10pt" fo:language="fi" fo:country="FI" officeooo:rsid="001dbaea" style:font-name-asian="Arial" style:font-size-asian="10pt" style:font-name-complex="Arial" style:font-size-complex="10pt" style:language-complex="fi" style:country-complex="FI" style:font-weight-complex="bold"/>
    </style:style>
    <style:style style:name="T48" style:family="text">
      <style:text-properties fo:color="#383838" style:font-name="Arial" fo:font-size="10pt" fo:language="fi" fo:country="FI" officeooo:rsid="0032ad8f" style:font-name-asian="Arial" style:font-size-asian="10pt" style:font-name-complex="Arial" style:font-size-complex="10pt" style:language-complex="fi" style:country-complex="FI" style:font-weight-complex="bold"/>
    </style:style>
    <style:style style:name="T49" style:family="text">
      <style:text-properties fo:color="#383838" style:font-name="Arial" fo:font-size="10pt" fo:language="fi" fo:country="FI" fo:font-weight="normal" officeooo:rsid="00339047" style:font-name-asian="Verdana" style:font-size-asian="10pt" style:font-weight-asian="normal" style:font-name-complex="Verdana" style:font-size-complex="10pt" style:language-complex="fi" style:country-complex="FI" style:font-weight-complex="normal"/>
    </style:style>
    <style:style style:name="T50" style:family="text">
      <style:text-properties fo:color="#383838" style:font-name="Arial" fo:font-size="10pt" fo:language="fi" fo:country="FI" fo:font-weight="normal" officeooo:rsid="0037eb17" style:font-name-asian="Verdana" style:font-size-asian="10pt" style:font-weight-asian="normal" style:font-name-complex="Verdana" style:font-size-complex="10pt" style:language-complex="fi" style:country-complex="FI" style:font-weight-complex="normal"/>
    </style:style>
    <style:style style:name="T51" style:family="text">
      <style:text-properties fo:color="#383838" style:font-name="Arial" fo:font-size="8pt" fo:language="fi" fo:country="FI" officeooo:rsid="000d5e59" style:font-name-asian="Arial" style:font-size-asian="8pt" style:font-name-complex="Arial" style:font-size-complex="8pt" style:language-complex="fi" style:country-complex="FI" style:font-weight-complex="bold"/>
    </style:style>
    <style:style style:name="T52" style:family="text">
      <style:text-properties fo:color="#383838" style:font-name="Arial" fo:font-size="8pt" fo:language="fi" fo:country="FI" officeooo:rsid="000d553c" style:font-name-asian="Arial" style:font-size-asian="8pt" style:font-name-complex="Arial" style:font-size-complex="8pt" style:language-complex="fi" style:country-complex="FI" style:font-weight-complex="bold"/>
    </style:style>
    <style:style style:name="T53" style:family="text">
      <style:text-properties fo:color="#383838" style:font-name="Arial" fo:font-size="8pt" fo:language="fi" fo:country="FI" officeooo:rsid="0014589d" style:font-name-asian="Arial" style:font-size-asian="8pt" style:font-name-complex="Arial" style:font-size-complex="8pt" style:language-complex="fi" style:country-complex="FI" style:font-weight-complex="bold"/>
    </style:style>
    <style:style style:name="T54" style:family="text">
      <style:text-properties fo:color="#383838" style:font-name="Arial" fo:font-size="8pt" fo:language="fi" fo:country="FI" officeooo:rsid="00170b5d" style:font-name-asian="Arial" style:font-size-asian="8pt" style:font-name-complex="Arial" style:font-size-complex="8pt" style:language-complex="fi" style:country-complex="FI" style:font-weight-complex="bold"/>
    </style:style>
    <style:style style:name="T55" style:family="text">
      <style:text-properties fo:color="#383838" style:font-name="Arial" fo:font-size="8pt" fo:language="fi" fo:country="FI" officeooo:rsid="00199aaa" style:font-name-asian="Arial" style:font-size-asian="8pt" style:font-name-complex="Arial" style:font-size-complex="8pt" style:language-complex="fi" style:country-complex="FI" style:font-weight-complex="bold"/>
    </style:style>
    <style:style style:name="T56" style:family="text">
      <style:text-properties fo:color="#383838" style:font-name="Arial" fo:font-size="8pt" fo:language="fi" fo:country="FI" officeooo:rsid="001afab4" style:font-name-asian="Arial" style:font-size-asian="8pt" style:font-name-complex="Arial" style:font-size-complex="8pt" style:language-complex="fi" style:country-complex="FI" style:font-weight-complex="bold"/>
    </style:style>
    <style:style style:name="T57" style:family="text">
      <style:text-properties fo:color="#383838" style:font-name="Arial" fo:font-size="8pt" fo:language="fi" fo:country="FI" fo:font-weight="normal" officeooo:rsid="00241cf4" style:font-name-asian="Arial" style:font-size-asian="8pt" style:font-weight-asian="normal" style:font-name-complex="Arial" style:font-size-complex="8pt" style:language-complex="fi" style:country-complex="FI" style:font-weight-complex="normal"/>
    </style:style>
    <style:style style:name="T58" style:family="text">
      <style:text-properties fo:color="#383838" style:font-name="Arial" fo:font-size="8pt" fo:language="fi" fo:country="FI" fo:font-weight="normal" officeooo:rsid="002477a9" style:font-name-asian="Arial" style:font-size-asian="8pt" style:font-weight-asian="normal" style:font-name-complex="Arial" style:font-size-complex="8pt" style:language-complex="fi" style:country-complex="FI" style:font-weight-complex="normal"/>
    </style:style>
    <style:style style:name="T59" style:family="text">
      <style:text-properties fo:color="#383838" style:font-name="Arial" fo:language="fi" fo:country="FI" officeooo:rsid="0011fd53" style:font-name-asian="Arial" style:font-name-complex="Arial" style:language-complex="fi" style:country-complex="FI" style:font-weight-complex="bold"/>
    </style:style>
    <style:style style:name="T60" style:family="text">
      <style:text-properties fo:color="#383838" style:font-name="Arial" fo:language="fi" fo:country="FI" officeooo:rsid="0032ad8f" style:font-name-asian="Arial" style:font-name-complex="Arial" style:language-complex="fi" style:country-complex="FI" style:font-weight-complex="bold"/>
    </style:style>
    <style:style style:name="T61" style:family="text">
      <style:text-properties fo:color="#383838" style:font-name="Arial" fo:font-size="12pt" fo:language="fi" fo:country="FI" fo:font-weight="bold" officeooo:rsid="0038d163" style:font-name-asian="Arial" style:font-size-asian="12pt" style:font-weight-asian="bold" style:font-name-complex="Arial" style:font-size-complex="12pt" style:language-complex="fi" style:country-complex="FI" style:font-weight-complex="bold"/>
    </style:style>
    <style:style style:name="T62" style:family="text">
      <style:text-properties officeooo:rsid="0021461d"/>
    </style:style>
    <style:style style:name="T63" style:family="text">
      <style:text-properties officeooo:rsid="0022378e"/>
    </style:style>
    <style:style style:name="T64" style:family="text">
      <style:text-properties officeooo:rsid="0032ad8f"/>
    </style:style>
    <style:style style:name="T65" style:family="text">
      <style:text-properties officeooo:rsid="00339047"/>
    </style:style>
    <style:style style:name="T66" style:family="text">
      <style:text-properties officeooo:rsid="00350d1e"/>
    </style:style>
    <style:style style:name="T67" style:family="text">
      <style:text-properties officeooo:rsid="00352013"/>
    </style:style>
    <style:style style:name="T68" style:family="text">
      <style:text-properties officeooo:rsid="0038d1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O<text:span text:style-name="T65">pettajainkatu 5 A 2</text:span></text:p>
      <text:p text:style-name="P5">28100 PORI</text:p>
      <text:p text:style-name="P3">040 8477 828<text:tab/></text:p>
      <text:p text:style-name="P4">jarkko@taitavasti.fi</text:p>
      <text:h text:style-name="P50" text:outline-level="1"/>
      <text:h text:style-name="P51" text:outline-level="1"><text:span text:style-name="T8"/></text:h>
      <text:h text:style-name="heading_20_1" text:outline-level="1" text:is-list-header="true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i" fo:country="FI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i" fo:country="FI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writing-mode="lr-tb"/>
      <style:text-properties style:use-window-font-color="true" style:font-name="Verdana" fo:font-family="Verdana" style:font-family-generic="swiss" style:font-pitch="variable" fo:font-size="12pt" fo:language="fi" fo:country="FI" style:font-name-asian="Verdana" style:font-family-asian="Verdana" style:font-family-generic-asian="swiss" style:font-pitch-asian="variable" style:font-size-asian="12pt" style:font-name-complex="Verdana" style:font-family-complex="Verdana" style:font-family-generic-complex="swiss" style:font-pitch-complex="variable" style:font-size-complex="12pt" style:language-complex="fi" style:country-complex="FI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Otsikk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Kuvaotsikko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1" style:family="paragraph" style:parent-style-name="Standard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color="#383838" style:font-name="Verdana" fo:font-family="Verdana" style:font-family-generic="swiss" style:font-pitch="variable" fo:font-size="12pt" fo:language="en" fo:country="AU" style:font-name-asian="Verdana" style:font-family-asian="Verdana" style:font-family-generic-asian="swiss" style:font-pitch-asian="variable" style:font-size-asian="12pt" style:font-name-complex="Verdana" style:font-family-complex="Verdana" style:font-family-generic-complex="swiss" style:font-pitch-complex="variable" style:font-size-complex="12pt"/>
    </style:style>
    <style:style style:name="heading_20_1" style:display-name="heading 1" style:family="paragraph" style:parent-style-name="Normal1" style:next-style-name="Normal1" style:default-outline-level="1">
      <style:paragraph-properties fo:margin-left="0cm" fo:margin-right="0cm" fo:text-indent="0cm" style:auto-text-indent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Normal1" style:next-style-name="Normal1">
      <style:paragraph-properties fo:margin-top="0.423cm" fo:margin-bottom="0.106cm" loext:contextual-spacing="false" fo:keep-with-next="always"/>
      <style:text-properties fo:font-size="14pt" style:font-size-asian="14pt" style:font-size-complex="14pt"/>
    </style:style>
    <style:style style:name="heading_20_3" style:display-name="heading 3" style:family="paragraph" style:parent-style-name="Normal1" style:next-style-name="Normal1">
      <style:paragraph-properties fo:margin-top="0.423cm" fo:margin-bottom="0.106cm" loext:contextual-spacing="false" fo:keep-with-next="always"/>
      <style:text-properties fo:font-size="13pt" style:font-size-asian="13pt" style:font-size-complex="13pt"/>
    </style:style>
    <style:style style:name="heading_20_4" style:display-name="heading 4" style:family="paragraph" style:parent-style-name="Normal1" style:next-style-name="Normal1">
      <style:paragraph-properties fo:margin-top="0.423cm" fo:margin-bottom="0.106cm" loext:contextual-spacing="false" fo:keep-with-next="always"/>
      <style:text-properties fo:font-size="14pt" style:font-size-asian="14pt" style:font-size-complex="14pt"/>
    </style:style>
    <style:style style:name="heading_20_5" style:display-name="heading 5" style:family="paragraph" style:parent-style-name="Normal1" style:next-style-name="Normal1">
      <style:paragraph-properties fo:margin-top="0.423cm" fo:margin-bottom="0.106cm" loext:contextual-spacing="false"/>
      <style:text-properties fo:font-size="13pt" style:font-size-asian="13pt" style:font-size-complex="13pt"/>
    </style:style>
    <style:style style:name="heading_20_6" style:display-name="heading 6" style:family="paragraph" style:parent-style-name="Normal1" style:next-style-name="Normal1">
      <style:paragraph-properties fo:margin-top="0.423cm" fo:margin-bottom="0.106cm" loext:contextual-spacing="false"/>
      <style:text-properties fo:font-size="11pt" style:font-size-asian="11pt" style:font-size-complex="11pt"/>
    </style:style>
    <style:style style:name="header" style:family="paragraph" style:parent-style-name="Normal1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Normal1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liteteksti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Kappaleen_20_oletusfontti" style:display-name="Kappaleen oletusfontti" style:family="text"/>
    <style:style style:name="Absatz-Standardschriftart" style:family="text"/>
    <style:style style:name="WW8Num2z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-Kappaleen_20_oletusfontti" style:display-name="WW-Kappaleen oletusfontti" style:family="text"/>
    <style:style style:name="Luettelomerkkisymbolit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RTF_5f_Num_20_2_20_1" style:display-name="RTF_Num 2 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RTF_5f_Num_20_2_20_2" style:display-name="RTF_Num 2 2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RTF_5f_Num_20_2_20_3" style:display-name="RTF_Num 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4" style:display-name="RTF_Num 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5" style:display-name="RTF_Num 2 5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RTF_5f_Num_20_2_20_6" style:display-name="RTF_Num 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7" style:display-name="RTF_Num 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8" style:display-name="RTF_Num 2 8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RTF_5f_Num_20_2_20_9" style:display-name="RTF_Num 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Normal2" style:family="text">
      <style:text-properties fo:color="#383838" style:font-name="Verdana" fo:font-family="Verdana" style:font-family-generic="swiss" style:font-pitch="variable" fo:font-size="12pt" fo:language="en" fo:country="AU" style:font-name-asian="Verdana" style:font-family-asian="Verdana" style:font-family-generic-asian="swiss" style:font-pitch-asian="variable" style:font-size-asian="12pt" style:font-name-complex="Verdana" style:font-family-complex="Verdana" style:font-family-generic-complex="swiss" style:font-pitch-complex="variable" style:font-size-complex="12pt"/>
    </style:style>
    <style:style style:name="Default_20_Paragraph_20_Font1" style:display-name="Default Paragraph Font1" style:family="text">
      <style:text-properties fo:color="#383838" style:font-name="Verdana" fo:font-family="Verdana" style:font-family-generic="swiss" style:font-pitch="variable" fo:font-size="12pt" fo:language="fi" fo:country="FI" style:font-name-asian="Verdana" style:font-family-asian="Verdana" style:font-family-generic-asian="swiss" style:font-pitch-asian="variable" style:font-size-asian="12pt" style:font-name-complex="Verdana" style:font-family-complex="Verdana" style:font-family-generic-complex="swiss" style:font-pitch-complex="variable" style:font-size-complex="12pt"/>
    </style:style>
    <style:style style:name="Hyperlink1" style:family="text">
      <style:text-properties fo:color="#383838" style:font-name="Verdana" fo:font-family="Verdana" style:font-family-generic="swiss" style:font-pitch="variable" fo:font-size="12pt" fo:language="fi" fo:country="FI" style:text-underline-style="solid" style:text-underline-width="auto" style:text-underline-color="font-color" style:font-name-asian="Verdana" style:font-family-asian="Verdana" style:font-family-generic-asian="swiss" style:font-pitch-asian="variable" style:font-size-asian="12pt" style:font-name-complex="Verdana" style:font-family-complex="Verdana" style:font-family-generic-complex="swiss" style:font-pitch-complex="variable" style:font-size-complex="12pt"/>
    </style:style>
    <style:style style:name="FollowedHyperlink1" style:family="text">
      <style:text-properties fo:color="#383838" style:font-name="Verdana" fo:font-family="Verdana" style:font-family-generic="swiss" style:font-pitch="variable" fo:font-size="12pt" fo:language="fi" fo:country="FI" style:text-underline-style="solid" style:text-underline-width="auto" style:text-underline-color="font-color" style:font-name-asian="Verdana" style:font-family-asian="Verdana" style:font-family-generic-asian="swiss" style:font-pitch-asian="variable" style:font-size-asian="12pt" style:font-name-complex="Verdana" style:font-family-complex="Verdana" style:font-family-generic-complex="swiss" style:font-pitch-complex="variable" style:font-size-complex="12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WW-Kappaleen_20_oletusfontti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name-asian="Verdana" style:font-family-asian="Verdan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style:language-complex="fi" style:country-complex="FI"/>
    </style:style>
    <style:style style:name="Ylätunniste_20_Char" style:display-name="Ylätunniste Char" style:family="text">
      <style:text-properties style:font-name="Verdana" fo:font-family="Verdana" style:font-family-generic="swiss" style:font-pitch="variable" fo:font-size="12pt" style:font-name-asian="Verdana" style:font-family-asian="Verdana" style:font-family-generic-asian="swiss" style:font-pitch-asian="variable" style:font-size-asian="12pt" style:font-name-complex="Verdana" style:font-family-complex="Verdana" style:font-family-generic-complex="swiss" style:font-pitch-complex="variable" style:font-size-complex="12pt" style:language-complex="fi" style:country-complex="FI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-0.7cm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fo:language="fi" fo:country="FI" fo:font-weight="bold" style:font-name-asian="Arial" style:font-size-asian="10pt" style:font-weight-asian="bold" style:font-name-complex="Arial" style:font-size-complex="10pt" style:font-weight-complex="bold"/>
    </style:style>
    <style:style style:name="MT2" style:family="text">
      <style:text-properties style:font-name="Arial" fo:font-size="8pt" fo:language="fi" fo:country="FI" style:font-name-asian="Arial" style:font-size-asian="8pt" style:font-name-complex="Arial" style:font-size-complex="8pt"/>
    </style:style>
    <style:style style:name="MT3" style:family="text">
      <style:text-properties fo:color="#383838" style:font-name="Arial" fo:font-size="12pt" fo:language="fi" fo:country="FI" fo:font-weight="bold" officeooo:rsid="0038d163" style:font-name-asian="Arial" style:font-size-asian="12pt" style:font-weight-asian="bold" style:font-name-complex="Arial" style:font-size-complex="12pt" style:language-complex="fi" style:country-complex="FI" style:font-weight-complex="bold"/>
    </style:style>
    <style:style style:name="MT4" style:family="text">
      <style:text-properties style:font-name="Arial" fo:language="fi" fo:country="FI" fo:font-weight="bold" style:font-name-asian="Arial" style:font-weight-asian="bold" style:font-name-complex="Arial" style:font-weight-complex="bold"/>
    </style:style>
    <style:style style:name="MT5" style:family="text">
      <style:text-properties style:font-name="Arial" fo:font-size="10pt" fo:language="fi" fo:country="FI" fo:font-weight="normal" style:font-name-asian="Arial" style:font-size-asian="10pt" style:font-weight-asian="normal" style:font-name-complex="Arial" style:font-size-complex="10pt" style:font-weight-complex="normal"/>
    </style:style>
    <style:style style:name="MT6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.175cm" fo:margin-right="3.1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fo:background-color="transparent" style:dynamic-spacing="true" draw:fill="none" draw:fill-color="#cfe7f5"/>
      </style:header-style>
      <style:footer-style>
        <style:header-footer-properties fo:min-height="0.753cm" fo:margin-left="0cm" fo:margin-right="0cm" fo:margin-top="0.65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002cm" fo:margin-left="3.175cm" fo:margin-right="3.175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Jarkko Linnanvirta</text:span><text:span text:style-name="MT2"><text:tab/><text:tab/><text:tab/><text:tab/></text:span><text:span text:style-name="MT3">TYÖHAKEMUS</text:span><text:span text:style-name="MT4"><text:tab/><text:tab/><text:tab/></text:span><text:span text:style-name="MT5"><text:page-number text:select-page="current">1</text:page-number></text:span><text:span text:style-name="MT5">/</text:span><text:span text:style-name="MT5"><text:page-count>1</text:page-count></text:span></text:p>
      </style:header>
      <style:footer>
        <text:p text:style-name="MP2"><text:span text:style-name="Page_20_Number"><text:span text:style-name="MT6"><text:page-number text:select-page="current">1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rri  Timonen</meta:initial-creator>
    <meta:creation-date>2014-02-25T08:12:00</meta:creation-date>
    <dc:date>2021-08-30T17:34:56.729000000</dc:date>
    <meta:print-date>2006-02-25T22:39:00</meta:print-date>
    <meta:editing-cycles>54</meta:editing-cycles>
    <meta:editing-duration>PT4H34M2S</meta:editing-duration>
    <meta:generator>LibreOffice/6.3.1.2$Windows_X86_64 LibreOffice_project/b79626edf0065ac373bd1df5c28bd630b4424273</meta:generator>
    <meta:document-statistic meta:table-count="0" meta:image-count="0" meta:object-count="0" meta:page-count="1" meta:paragraph-count="6" meta:word-count="15" meta:character-count="102" meta:non-whitespace-character-count="87"/>
  </office:meta>
</office:document-meta>
</file>